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6c7f"/>
    </style:style>
    <style:style style:name="P2" style:family="paragraph" style:parent-style-name="Preformatted_20_Text">
      <style:text-properties officeooo:rsid="00086c7f" officeooo:paragraph-rsid="00086c7f"/>
    </style:style>
    <style:style style:name="P3" style:family="paragraph" style:parent-style-name="Preformatted_20_Text" style:master-page-name="Standard">
      <style:paragraph-properties fo:text-align="center" style:justify-single-word="false" style:page-number="auto"/>
      <style:text-properties officeooo:paragraph-rsid="00086c7f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officeooo:rsid="00086c7f" style:font-size-asian="13pt" style:font-weight-asian="bold" style:font-size-complex="13pt" style:font-weight-complex="bold"/>
    </style:style>
    <style:style style:name="T3" style:family="text">
      <style:text-properties style:font-name="FreeSans" fo:font-weight="bold" style:font-weight-asian="bold" style:font-weight-complex="bold"/>
    </style:style>
    <style:style style:name="T4" style:family="text">
      <style:text-properties style:font-name="FreeSans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6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hird</text:span><text:span text:style-name="T1"> Meeting</text:span></text:p>
      <text:p text:style-name="P1"><text:span text:style-name="T3">Date:</text:span> <text:span text:style-name="T6">25</text:span> August 2016 </text:p>
      <text:p text:style-name="P1"><text:span text:style-name="T3">Mentor: <text:s/></text:span><text:span text:style-name="T4">Dr.</text:span>Kamal Karlapalem </text:p>
      <text:p text:style-name="P1"><text:span text:style-name="T5">Organisation: </text:span>IIIT Hyderabad</text:p>
      <text:p text:style-name="P1"><text:span text:style-name="T5">Time duration:</text:span> 15 minutes(2:00-2:15)</text:p>
      <text:p text:style-name="P1"><text:span text:style-name="T5">Team Members:</text:span> Yash Verma,Mohit Chandra,Nikhil Gogate</text:p>
      <text:p text:style-name="P1"><text:span text:style-name="T5">Project Name: </text:span>Fine Grained Data Visualisation</text:p>
      <text:p text:style-name="P1"/>
      <text:p text:style-name="P1"><text:span text:style-name="T5">Primary Obejective:</text:span></text:p>
      <text:p text:style-name="P2">Show the result of experiment and get input from client.</text:p>
      <text:p text:style-name="P1"/>
      <text:p text:style-name="P1"><text:span text:style-name="T5">Result:</text:span></text:p>
      <text:p text:style-name="P1">Ex<text:span text:style-name="T6">periment had few fault’s and we need to explore more ideas</text:span>.</text:p>
      <text:p text:style-name="P1"/>
      <text:p text:style-name="P1"/>
      <text:p text:style-name="P1"><text:span text:style-name="T5">Side Points:</text:span></text:p>
      <text:p text:style-name="P1">1)We s<text:span text:style-name="T6">hew</text:span> ideas like </text:p>
      <text:p text:style-name="P1"><text:tab/>i)<text:span text:style-name="T6">Face Tracing on a graph</text:span></text:p>
      <text:p text:style-name="P1"><text:tab/>ii)<text:span text:style-name="T6">Heat Map of 2-D data points</text:span></text:p>
      <text:p text:style-name="P1"/>
      <text:p text:style-name="P1">2)Heat map <text:span text:style-name="T6">idea had problem pointed out by client</text:span>.</text:p>
      <text:p text:style-name="P1"/>
      <text:p text:style-name="P1">3)<text:span text:style-name="T6">Delaunay triangulation was incomplete,so he did not commented much on it</text:span>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30:13.925772331</meta:creation-date>
    <dc:date>2016-10-03T10:38:05.318980509</dc:date>
    <meta:editing-duration>PT7M51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89" meta:character-count="582" meta:non-whitespace-character-count="504"/>
  </office:meta>
</office:document-meta>
</file>